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3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9.66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39.6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1" table:default-cell-style-name="Default"/>
        <table:table-row table:style-name="ro1">
          <table:table-cell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# idruntime</text:p>
          </table:table-cell>
          <table:table-cell table:style-name="Default" office:value-type="string" calcext:value-type="string">
            <text:p><text:s/>tim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ine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schedule_loss</text:p>
          </table:table-cell>
          <table:table-cell office:value-type="string" calcext:value-type="string">
            <text:p><text:s/>schedule_loss_chart</text:p>
          </table:table-cell>
          <table:table-cell office:value-type="string" calcext:value-type="string">
            <text:p><text:s/>schedule_loss_label</text:p>
          </table:table-cell>
          <table:table-cell office:value-type="string" calcext:value-type="string">
            <text:p><text:s/>planned_stop</text:p>
          </table:table-cell>
          <table:table-cell office:value-type="string" calcext:value-type="string">
            <text:p><text:s/>planned_stop_chart</text:p>
          </table:table-cell>
          <table:table-cell office:value-type="string" calcext:value-type="string">
            <text:p><text:s/>planned_stop_label</text:p>
          </table:table-cell>
          <table:table-cell office:value-type="string" calcext:value-type="string">
            <text:p><text:s/>nom_iddle_time</text:p>
          </table:table-cell>
          <table:table-cell office:value-type="string" calcext:value-type="string">
            <text:p><text:s/>nom_iddle_time_chart</text:p>
          </table:table-cell>
          <table:table-cell office:value-type="string" calcext:value-type="string">
            <text:p><text:s/>nom_iddle_time_label</text:p>
          </table:table-cell>
          <table:table-cell office:value-type="string" calcext:value-type="string">
            <text:p><text:s/>nom_production_time</text:p>
          </table:table-cell>
          <table:table-cell office:value-type="string" calcext:value-type="string">
            <text:p><text:s/>nom_production_time_chart</text:p>
          </table:table-cell>
          <table:table-cell office:value-type="string" calcext:value-type="string">
            <text:p><text:s/>nom_production_time_label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total_time_chart</text:p>
          </table:table-cell>
          <table:table-cell office:value-type="string" calcext:value-type="string">
            <text:p><text:s/>act_iddle_time</text:p>
          </table:table-cell>
          <table:table-cell office:value-type="string" calcext:value-type="string">
            <text:p><text:s/>act_iddle_time_chart</text:p>
          </table:table-cell>
          <table:table-cell office:value-type="string" calcext:value-type="string">
            <text:p><text:s/>act_iddle_time_label</text:p>
          </table:table-cell>
          <table:table-cell office:value-type="string" calcext:value-type="string">
            <text:p><text:s/>act_production_time</text:p>
          </table:table-cell>
          <table:table-cell office:value-type="string" calcext:value-type="string">
            <text:p><text:s/>act_production_time_chart</text:p>
          </table:table-cell>
          <table:table-cell office:value-type="string" calcext:value-type="string">
            <text:p><text:s/>act_production_time_label</text:p>
          </table:table-cell>
          <table:table-cell office:value-type="string" calcext:value-type="string">
            <text:p><text:s/>time_for_production</text:p>
          </table:table-cell>
          <table:table-cell office:value-type="string" calcext:value-type="string">
            <text:p><text:s/>availability_time_loss</text:p>
          </table:table-cell>
          <table:table-cell office:value-type="string" calcext:value-type="string">
            <text:p><text:s/>availability_loss_chart</text:p>
          </table:table-cell>
          <table:table-cell office:value-type="string" calcext:value-type="string">
            <text:p><text:s/>availability_loss_label</text:p>
          </table:table-cell>
          <table:table-cell office:value-type="string" calcext:value-type="string">
            <text:p><text:s/>availability_time</text:p>
          </table:table-cell>
          <table:table-cell office:value-type="string" calcext:value-type="string">
            <text:p><text:s/>availability_chart</text:p>
          </table:table-cell>
          <table:table-cell office:value-type="string" calcext:value-type="string">
            <text:p><text:s/>availability_label</text:p>
          </table:table-cell>
          <table:table-cell office:value-type="string" calcext:value-type="string">
            <text:p><text:s/>availability_total</text:p>
          </table:table-cell>
          <table:table-cell office:value-type="string" calcext:value-type="string">
            <text:p><text:s/>ia_index</text:p>
          </table:table-cell>
          <table:table-cell office:value-type="string" calcext:value-type="string">
            <text:p><text:s/>performance_time_loss</text:p>
          </table:table-cell>
          <table:table-cell office:value-type="string" calcext:value-type="string">
            <text:p><text:s/>performance_loss_chart</text:p>
          </table:table-cell>
          <table:table-cell office:value-type="string" calcext:value-type="string">
            <text:p><text:s/>performance_loss_label</text:p>
          </table:table-cell>
          <table:table-cell office:value-type="string" calcext:value-type="string">
            <text:p><text:s/>performance_time</text:p>
          </table:table-cell>
          <table:table-cell office:value-type="string" calcext:value-type="string">
            <text:p><text:s/>performance_chart</text:p>
          </table:table-cell>
          <table:table-cell office:value-type="string" calcext:value-type="string">
            <text:p><text:s/>performance_label</text:p>
          </table:table-cell>
          <table:table-cell office:value-type="string" calcext:value-type="string">
            <text:p><text:s/>performance_total</text:p>
          </table:table-cell>
          <table:table-cell office:value-type="string" calcext:value-type="string">
            <text:p><text:s/>ip_index</text:p>
          </table:table-cell>
          <table:table-cell office:value-type="string" calcext:value-type="string">
            <text:p><text:s/>quality_loss</text:p>
          </table:table-cell>
          <table:table-cell office:value-type="string" calcext:value-type="string">
            <text:p><text:s/>quality_loss_chart</text:p>
          </table:table-cell>
          <table:table-cell office:value-type="string" calcext:value-type="string">
            <text:p><text:s/>quality_loss_label</text:p>
          </table:table-cell>
          <table:table-cell office:value-type="string" calcext:value-type="string">
            <text:p><text:s/>quality_good</text:p>
          </table:table-cell>
          <table:table-cell office:value-type="string" calcext:value-type="string">
            <text:p><text:s/>quality_good_chart</text:p>
          </table:table-cell>
          <table:table-cell office:value-type="string" calcext:value-type="string">
            <text:p><text:s/>quality_good_label</text:p>
          </table:table-cell>
          <table:table-cell office:value-type="string" calcext:value-type="string">
            <text:p><text:s/>quality_total</text:p>
          </table:table-cell>
          <table:table-cell office:value-type="string" calcext:value-type="string">
            <text:p><text:s/>iq_index</text:p>
          </table:table-cell>
          <table:table-cell office:value-type="string" calcext:value-type="string">
            <text:p><text:s/>apq_chart</text:p>
          </table:table-cell>
          <table:table-cell office:value-type="string" calcext:value-type="string">
            <text:p><text:s/>apq_label</text:p>
          </table:table-cell>
          <table:table-cell office:value-type="string" calcext:value-type="string">
            <text:p><text:s/>ap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5-01" calcext:value-type="date">
            <text:p>05/01/17 12:00 A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OYO-95 350T <text:s text:c="2"/></text:p>
          </table:table-cell>
          <table:table-cell office:value-type="float" office:value="120" calcext:value-type="float">
            <text:p>120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0.192307692307692" calcext:value-type="float">
            <text:p>0.1923076923</text:p>
          </table:table-cell>
          <table:table-cell office:value-type="float" office:value="21" calcext:value-type="float">
            <text:p>21</text:p>
          </table:table-cell>
          <table:table-cell office:value-type="float" office:value="3.36538461538462" calcext:value-type="float">
            <text:p>3.3653846154</text:p>
          </table:table-cell>
          <table:table-cell office:value-type="float" office:value="0.0336538461538461" calcext:value-type="float">
            <text:p>0.0336538462</text:p>
          </table:table-cell>
          <table:table-cell office:value-type="float" office:value="188.256917317708" calcext:value-type="float">
            <text:p>188.2569173177</text:p>
          </table:table-cell>
          <table:table-cell office:value-type="float" office:value="30.1693777752738" calcext:value-type="float">
            <text:p>30.1693777753</text:p>
          </table:table-cell>
          <table:table-cell office:value-type="float" office:value="0.301693777752738" calcext:value-type="float">
            <text:p>0.3016937778</text:p>
          </table:table-cell>
          <table:table-cell office:value-type="float" office:value="294.743082682292" calcext:value-type="float">
            <text:p>294.7430826823</text:p>
          </table:table-cell>
          <table:table-cell office:value-type="float" office:value="47.2344683785724" calcext:value-type="float">
            <text:p>47.2344683786</text:p>
          </table:table-cell>
          <table:table-cell office:value-type="float" office:value="0.472344683785724" calcext:value-type="float">
            <text:p>0.4723446838</text:p>
          </table:table-cell>
          <table:table-cell office:value-type="float" office:value="624" calcext:value-type="float">
            <text:p>624</text:p>
          </table:table-cell>
          <table:table-cell office:value-type="float" office:value="100" calcext:value-type="float">
            <text:p>100</text:p>
          </table:table-cell>
          <table:table-cell office:value-type="float" office:value="-84.9999999999999" calcext:value-type="float">
            <text:p>-85</text:p>
          </table:table-cell>
          <table:table-cell office:value-type="float" office:value="-13.6217948717949" calcext:value-type="float">
            <text:p>-13.6217948718</text:p>
          </table:table-cell>
          <table:table-cell office:value-type="float" office:value="-0.175983436853002" calcext:value-type="float">
            <text:p>-0.1759834369</text:p>
          </table:table-cell>
          <table:table-cell office:value-type="float" office:value="568" calcext:value-type="float">
            <text:p>568</text:p>
          </table:table-cell>
          <table:table-cell office:value-type="float" office:value="91.025641025641" calcext:value-type="float">
            <text:p>91.0256410256</text:p>
          </table:table-cell>
          <table:table-cell office:value-type="float" office:value="1.175983436853" calcext:value-type="float">
            <text:p>1.1759834369</text:p>
          </table:table-cell>
          <table:table-cell office:value-type="float" office:value="483" calcext:value-type="float">
            <text:p>483</text:p>
          </table:table-cell>
          <table:table-cell office:value-type="float" office:value="1.73333333333333" calcext:value-type="float">
            <text:p>1.7333333333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00305164319248826" calcext:value-type="float">
            <text:p>0.0030516432</text:p>
          </table:table-cell>
          <table:table-cell office:value-type="float" office:value="566.266666666667" calcext:value-type="float">
            <text:p>566.2666666667</text:p>
          </table:table-cell>
          <table:table-cell office:value-type="float" office:value="90.7478632478632" calcext:value-type="float">
            <text:p>90.7478632479</text:p>
          </table:table-cell>
          <table:table-cell office:value-type="float" office:value="0.996948356807512" calcext:value-type="float">
            <text:p>0.9969483568</text:p>
          </table:table-cell>
          <table:table-cell office:value-type="float" office:value="568" calcext:value-type="float">
            <text:p>568</text:p>
          </table:table-cell>
          <table:table-cell office:value-type="float" office:value="0.996948356807512" calcext:value-type="float">
            <text:p>0.9969483568</text:p>
          </table:table-cell>
          <table:table-cell office:value-type="float" office:value="273.256917317708" calcext:value-type="float">
            <text:p>273.2569173177</text:p>
          </table:table-cell>
          <table:table-cell office:value-type="float" office:value="43.7911726470686" calcext:value-type="float">
            <text:p>43.7911726471</text:p>
          </table:table-cell>
          <table:table-cell office:value-type="float" office:value="0.481086122038219" calcext:value-type="float">
            <text:p>0.481086122</text:p>
          </table:table-cell>
          <table:table-cell office:value-type="float" office:value="294.743082682292" calcext:value-type="float">
            <text:p>294.7430826823</text:p>
          </table:table-cell>
          <table:table-cell office:value-type="float" office:value="47.2344683785724" calcext:value-type="float">
            <text:p>47.2344683786</text:p>
          </table:table-cell>
          <table:table-cell office:value-type="float" office:value="0.518913877961781" calcext:value-type="float">
            <text:p>0.518913878</text:p>
          </table:table-cell>
          <table:table-cell office:value-type="float" office:value="568" calcext:value-type="float">
            <text:p>568</text:p>
          </table:table-cell>
          <table:table-cell office:value-type="float" office:value="0.518913877961781" calcext:value-type="float">
            <text:p>0.518913878</text:p>
          </table:table-cell>
          <table:table-cell office:value-type="float" office:value="657" calcext:value-type="float">
            <text:p>657</text:p>
          </table:table-cell>
          <table:table-cell office:value-type="float" office:value="1.2235830705018" calcext:value-type="float">
            <text:p>1.2235830705</text:p>
          </table:table-cell>
          <table:table-cell office:value-type="float" office:value="0.0134421802111466" calcext:value-type="float">
            <text:p>0.0134421802</text:p>
          </table:table-cell>
          <table:table-cell office:value-type="float" office:value="48219" calcext:value-type="float">
            <text:p>48219</text:p>
          </table:table-cell>
          <table:table-cell office:value-type="float" office:value="89.8020579551392" calcext:value-type="float">
            <text:p>89.8020579551</text:p>
          </table:table-cell>
          <table:table-cell office:value-type="float" office:value="0.986557819788853" calcext:value-type="float">
            <text:p>0.9865578198</text:p>
          </table:table-cell>
          <table:table-cell office:value-type="float" office:value="48876" calcext:value-type="float">
            <text:p>48876</text:p>
          </table:table-cell>
          <table:table-cell office:value-type="float" office:value="0.986557819788853" calcext:value-type="float">
            <text:p>0.9865578198</text:p>
          </table:table-cell>
          <table:table-cell office:value-type="float" office:value="46.457328991311" calcext:value-type="float">
            <text:p>46.4573289913</text:p>
          </table:table-cell>
          <table:table-cell office:value-type="float" office:value="0.510376290327078" calcext:value-type="float">
            <text:p>0.5103762903</text:p>
          </table:table-cell>
          <table:table-cell office:value-type="float" office:value="51.0376290327078" calcext:value-type="float">
            <text:p>51.0376290327</text:p>
          </table:table-cell>
        </table:table-row>
        <table:table-row table:style-name="ro1">
          <table:table-cell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# idruntim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ime</text:p>
          </table:table-cell>
          <table:table-cell table:style-name="Default" office:value-type="float" office:value="42856" calcext:value-type="float">
            <text:p>428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rea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lin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TOYO-95 350T <text:s text:c="2"/>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_chart</text:p>
          </table:table-cell>
          <table:table-cell office:value-type="float" office:value="19.2307692307692" calcext:value-type="float">
            <text:p>19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schedule_loss_label</text:p>
          </table:table-cell>
          <table:table-cell office:value-type="float" office:value="0.192307692307692" calcext:value-type="float">
            <text:p>0.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</text:p>
          </table:table-cell>
          <table:table-cell office:value-type="float" office:value="21" calcext:value-type="float">
            <text:p>2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_chart</text:p>
          </table:table-cell>
          <table:table-cell office:value-type="float" office:value="3.36538461538462" calcext:value-type="float">
            <text:p>3.3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lanned_stop_label</text:p>
          </table:table-cell>
          <table:table-cell office:value-type="float" office:value="0.0336538461538461" calcext:value-type="float">
            <text:p>0.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</text:p>
          </table:table-cell>
          <table:table-cell office:value-type="float" office:value="188.256917317708" calcext:value-type="float">
            <text:p>188.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_chart</text:p>
          </table:table-cell>
          <table:table-cell office:value-type="float" office:value="30.1693777752738" calcext:value-type="float">
            <text:p>30.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iddle_time_label</text:p>
          </table:table-cell>
          <table:table-cell office:value-type="float" office:value="0.301693777752738" calcext:value-type="float">
            <text:p>0.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</text:p>
          </table:table-cell>
          <table:table-cell office:value-type="float" office:value="294.743082682292" calcext:value-type="float">
            <text:p>294.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_chart</text:p>
          </table:table-cell>
          <table:table-cell office:value-type="float" office:value="47.2344683785724" calcext:value-type="float">
            <text:p>4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nom_production_time_label</text:p>
          </table:table-cell>
          <table:table-cell office:value-type="float" office:value="0.472344683785724" calcext:value-type="float">
            <text:p>0.4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otal_time</text:p>
          </table:table-cell>
          <table:table-cell office:value-type="float" office:value="624" calcext:value-type="float">
            <text:p>624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otal_time_chart</text:p>
          </table:table-cell>
          <table:table-cell office:value-type="float" office:value="100" calcext:value-type="float">
            <text:p>100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</text:p>
          </table:table-cell>
          <table:table-cell office:value-type="float" office:value="-84.9999999999999" calcext:value-type="float">
            <text:p>-85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_chart</text:p>
          </table:table-cell>
          <table:table-cell office:value-type="float" office:value="-13.6217948717949" calcext:value-type="float">
            <text:p>-13.6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iddle_time_label</text:p>
          </table:table-cell>
          <table:table-cell office:value-type="float" office:value="-0.175983436853002" calcext:value-type="float">
            <text:p>-0.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_chart</text:p>
          </table:table-cell>
          <table:table-cell office:value-type="float" office:value="91.025641025641" calcext:value-type="float">
            <text:p>91.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ct_production_time_label</text:p>
          </table:table-cell>
          <table:table-cell office:value-type="float" office:value="1.175983436853" calcext:value-type="float">
            <text:p>1.1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time_for_production</text:p>
          </table:table-cell>
          <table:table-cell office:value-type="float" office:value="483" calcext:value-type="float">
            <text:p>483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ime_loss</text:p>
          </table:table-cell>
          <table:table-cell office:value-type="float" office:value="1.73333333333333" calcext:value-type="float">
            <text:p>1.7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oss_chart</text:p>
          </table:table-cell>
          <table:table-cell office:value-type="float" office:value="0.277777777777778" calcext:value-type="float">
            <text:p>0.2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oss_label</text:p>
          </table:table-cell>
          <table:table-cell office:value-type="float" office:value="0.00305164319248826" calcext:value-type="float">
            <text:p>0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ime</text:p>
          </table:table-cell>
          <table:table-cell office:value-type="float" office:value="566.266666666667" calcext:value-type="float">
            <text:p>566.2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chart</text:p>
          </table:table-cell>
          <table:table-cell office:value-type="float" office:value="90.7478632478632" calcext:value-type="float">
            <text:p>90.7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label</text:p>
          </table:table-cell>
          <table:table-cell office:value-type="float" office:value="0.996948356807512" calcext:value-type="float">
            <text:p>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vailability_total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a_index</text:p>
          </table:table-cell>
          <table:table-cell office:value-type="float" office:value="0.996948356807512" calcext:value-type="float">
            <text:p>1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ime_loss</text:p>
          </table:table-cell>
          <table:table-cell office:value-type="float" office:value="273.256917317708" calcext:value-type="float">
            <text:p>273.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oss_chart</text:p>
          </table:table-cell>
          <table:table-cell office:value-type="float" office:value="43.7911726470686" calcext:value-type="float">
            <text:p>43.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oss_label</text:p>
          </table:table-cell>
          <table:table-cell office:value-type="float" office:value="0.481086122038219" calcext:value-type="float">
            <text:p>0.4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ime</text:p>
          </table:table-cell>
          <table:table-cell office:value-type="float" office:value="294.743082682292" calcext:value-type="float">
            <text:p>294.7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chart</text:p>
          </table:table-cell>
          <table:table-cell office:value-type="float" office:value="47.2344683785724" calcext:value-type="float">
            <text:p>4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label</text:p>
          </table:table-cell>
          <table:table-cell office:value-type="float" office:value="0.518913877961781" calcext:value-type="float">
            <text:p>0.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performance_total</text:p>
          </table:table-cell>
          <table:table-cell office:value-type="float" office:value="568" calcext:value-type="float">
            <text:p>568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p_index</text:p>
          </table:table-cell>
          <table:table-cell office:value-type="float" office:value="0.518913877961781" calcext:value-type="float">
            <text:p>0.5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</text:p>
          </table:table-cell>
          <table:table-cell office:value-type="float" office:value="657" calcext:value-type="float">
            <text:p>657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_chart</text:p>
          </table:table-cell>
          <table:table-cell office:value-type="float" office:value="1.2235830705018" calcext:value-type="float">
            <text:p>1.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loss_label</text:p>
          </table:table-cell>
          <table:table-cell office:value-type="float" office:value="0.0134421802111466" calcext:value-type="float">
            <text:p>0.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</text:p>
          </table:table-cell>
          <table:table-cell office:value-type="float" office:value="48219" calcext:value-type="float">
            <text:p>48,219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_chart</text:p>
          </table:table-cell>
          <table:table-cell office:value-type="float" office:value="89.8020579551392" calcext:value-type="float">
            <text:p>89.8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good_label</text:p>
          </table:table-cell>
          <table:table-cell office:value-type="float" office:value="0.986557819788853" calcext:value-type="float">
            <text:p>0.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quality_total</text:p>
          </table:table-cell>
          <table:table-cell office:value-type="float" office:value="48876" calcext:value-type="float">
            <text:p>48,876.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iq_index</text:p>
          </table:table-cell>
          <table:table-cell office:value-type="float" office:value="0.986557819788853" calcext:value-type="float">
            <text:p>0.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_chart</text:p>
          </table:table-cell>
          <table:table-cell office:value-type="float" office:value="46.457328991311" calcext:value-type="float">
            <text:p>46.4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_label</text:p>
          </table:table-cell>
          <table:table-cell office:value-type="float" office:value="0.510376290327078" calcext:value-type="float">
            <text:p>0.5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<text:s/>apq</text:p>
          </table:table-cell>
          <table:table-cell office:value-type="float" office:value="51.0376290327078" calcext:value-type="float">
            <text:p>51.04</text:p>
          </table:table-cell>
          <table:table-cell table:number-columns-repeated="51"/>
        </table:table-row>
        <table:table-row table:style-name="ro1">
          <table:table-cell table:number-columns-repeated="53"/>
        </table:table-row>
      </table:table>
      <table:table table:name="Nom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itemid</text:p>
          </table:table-cell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date</text:p>
          </table:table-cell>
          <table:table-cell office:value-type="string" calcext:value-type="string">
            <text:p><text:s/>cycletime</text:p>
          </table:table-cell>
          <table:table-cell office:value-type="string" calcext:value-type="string">
            <text:p><text:s/>goodcount</text:p>
          </table:table-cell>
          <table:table-cell office:value-type="string" calcext:value-type="string">
            <text:p><text:s/>badcount</text:p>
          </table:table-cell>
          <table:table-cell office:value-type="string" calcext:value-type="string">
            <text:p><text:s/>totalcount</text:p>
          </table:table-cell>
          <table:table-cell office:value-type="string" calcext:value-type="string">
            <text:p><text:s/>goodtime</text:p>
          </table:table-cell>
          <table:table-cell office:value-type="string" calcext:value-type="string">
            <text:p><text:s/>losstime</text:p>
          </table:table-cell>
          <table:table-cell office:value-type="string" calcext:value-type="string">
            <text:p><text:s/>total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04:28:20" calcext:value-type="date">
            <text:p>04/14/17 04:28 A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04:29:25" calcext:value-type="date">
            <text:p>04/14/17 04:29 AM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5:07:22" calcext:value-type="date">
            <text:p>04/14/17 03:07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22:46:26" calcext:value-type="date">
            <text:p>04/13/17 10:46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5:52:32" calcext:value-type="date">
            <text:p>04/14/17 03:52 PM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.8" calcext:value-type="float">
            <text:p>32.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2:59:55" calcext:value-type="date">
            <text:p>04/14/17 12:59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4T12:59:55" calcext:value-type="date">
            <text:p>04/14/17 12:59 PM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07:13:19" calcext:value-type="date">
            <text:p>04/24/17 07:13 AM</text:p>
          </table:table-cell>
          <table:table-cell office:value-type="float" office:value="22" calcext:value-type="float">
            <text:p>22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90.133" calcext:value-type="float">
            <text:p>390.133</text:p>
          </table:table-cell>
          <table:table-cell office:value-type="float" office:value="0" calcext:value-type="float">
            <text:p>0</text:p>
          </table:table-cell>
          <table:table-cell office:value-type="float" office:value="390.133" calcext:value-type="float">
            <text:p>390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0:08:41" calcext:value-type="date">
            <text:p>04/24/17 10:08 AM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8:08:24" calcext:value-type="date">
            <text:p>04/24/17 06:08 PM</text:p>
          </table:table-cell>
          <table:table-cell office:value-type="float" office:value="22" calcext:value-type="float">
            <text:p>2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431.2" calcext:value-type="float">
            <text:p>431.2</text:p>
          </table:table-cell>
          <table:table-cell office:value-type="float" office:value="0" calcext:value-type="float">
            <text:p>0</text:p>
          </table:table-cell>
          <table:table-cell office:value-type="float" office:value="431.2" calcext:value-type="float">
            <text:p>4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18:08:24" calcext:value-type="date">
            <text:p>04/24/17 06:08 PM</text:p>
          </table:table-cell>
          <table:table-cell office:value-type="float" office:value="22" calcext:value-type="float">
            <text:p>22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431.2" calcext:value-type="float">
            <text:p>431.2</text:p>
          </table:table-cell>
          <table:table-cell office:value-type="float" office:value="0" calcext:value-type="float">
            <text:p>0</text:p>
          </table:table-cell>
          <table:table-cell office:value-type="float" office:value="431.2" calcext:value-type="float">
            <text:p>4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03:03:42" calcext:value-type="date">
            <text:p>04/01/17 03:0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421.248" calcext:value-type="float">
            <text:p>421.248</text:p>
          </table:table-cell>
          <table:table-cell office:value-type="float" office:value="0" calcext:value-type="float">
            <text:p>0</text:p>
          </table:table-cell>
          <table:table-cell office:value-type="float" office:value="421.248" calcext:value-type="float">
            <text:p>421.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34:20" calcext:value-type="date">
            <text:p>04/13/17 06:34 AM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1.2" calcext:value-type="float">
            <text:p>131.2</text:p>
          </table:table-cell>
          <table:table-cell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2:55:04" calcext:value-type="date">
            <text:p>04/13/17 02:55 AM</text:p>
          </table:table-cell>
          <table:table-cell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787.2" calcext:value-type="float">
            <text:p>787.2</text:p>
          </table:table-cell>
          <table:table-cell office:value-type="float" office:value="0" calcext:value-type="float">
            <text:p>0</text:p>
          </table:table-cell>
          <table:table-cell office:value-type="float" office:value="787.2" calcext:value-type="float">
            <text:p>78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4:32:40" calcext:value-type="date">
            <text:p>04/13/17 04:32 AM</text:p>
          </table:table-cell>
          <table:table-cell office:value-type="float" office:value="41" calcext:value-type="float">
            <text:p>4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1.2" calcext:value-type="float">
            <text:p>131.2</text:p>
          </table:table-cell>
          <table:table-cell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6:22:17" calcext:value-type="date">
            <text:p>04/07/17 04:22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3:32:07" calcext:value-type="date">
            <text:p>04/07/17 01:32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20:58:00" calcext:value-type="date">
            <text:p>04/07/17 08:58 PM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9:44:29" calcext:value-type="date">
            <text:p>04/07/17 07:44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7:37:09" calcext:value-type="date">
            <text:p>04/07/17 05:37 PM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3:24:23" calcext:value-type="date">
            <text:p>04/04/17 03:24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table:style-name="ce2" office:value-type="float" office:value="223.788" calcext:value-type="float">
            <text:p>223.7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223.788" calcext:value-type="float">
            <text:p>223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13:14:26" calcext:value-type="date">
            <text:p>04/01/17 01:14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table:style-name="ce2" office:value-type="float" office:value="526.56" calcext:value-type="float">
            <text:p>526.56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4:32:36" calcext:value-type="date">
            <text:p>04/04/17 04:3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9.492" calcext:value-type="float">
            <text:p>39.492</text:p>
          </table:table-cell>
          <table:table-cell office:value-type="float" office:value="0" calcext:value-type="float">
            <text:p>0</text:p>
          </table:table-cell>
          <table:table-cell office:value-type="float" office:value="39.492" calcext:value-type="float">
            <text:p>39.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8:56:25" calcext:value-type="date">
            <text:p>04/04/17 08:5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12:18:49" calcext:value-type="date">
            <text:p>04/04/17 12:18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0" calcext:value-type="float">
            <text:p>0</text:p>
          </table:table-cell>
          <table:table-cell office:value-type="float" office:value="184.296" calcext:value-type="float">
            <text:p>184.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4:50:05" calcext:value-type="date">
            <text:p>04/05/17 04:5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164" calcext:value-type="float">
            <text:p>13.164</text:p>
          </table:table-cell>
          <table:table-cell office:value-type="float" office:value="0" calcext:value-type="float">
            <text:p>0</text:p>
          </table:table-cell>
          <table:table-cell office:value-type="float" office:value="13.164" calcext:value-type="float">
            <text:p>13.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3:52:51" calcext:value-type="date">
            <text:p>04/05/17 03:5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15.936" calcext:value-type="float">
            <text:p>315.936</text:p>
          </table:table-cell>
          <table:table-cell office:value-type="float" office:value="0" calcext:value-type="float">
            <text:p>0</text:p>
          </table:table-cell>
          <table:table-cell office:value-type="float" office:value="315.936" calcext:value-type="float">
            <text:p>315.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16:55:45" calcext:value-type="date">
            <text:p>04/06/17 04:55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81.756" calcext:value-type="float">
            <text:p>381.756</text:p>
          </table:table-cell>
          <table:table-cell office:value-type="float" office:value="0" calcext:value-type="float">
            <text:p>0</text:p>
          </table:table-cell>
          <table:table-cell office:value-type="float" office:value="381.756" calcext:value-type="float">
            <text:p>381.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21:26:14" calcext:value-type="date">
            <text:p>04/06/17 09:26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3.28" calcext:value-type="float">
            <text:p>263.28</text:p>
          </table:table-cell>
          <table:table-cell office:value-type="float" office:value="0" calcext:value-type="float">
            <text:p>0</text:p>
          </table:table-cell>
          <table:table-cell office:value-type="float" office:value="263.28" calcext:value-type="float">
            <text:p>263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22:10:50" calcext:value-type="date">
            <text:p>04/05/17 10:10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 office:value-type="float" office:value="500.232" calcext:value-type="float">
            <text:p>500.232</text:p>
          </table:table-cell>
          <table:table-cell office:value-type="float" office:value="0" calcext:value-type="float">
            <text:p>0</text:p>
          </table:table-cell>
          <table:table-cell office:value-type="float" office:value="500.232" calcext:value-type="float">
            <text:p>500.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3:33:53" calcext:value-type="date">
            <text:p>04/06/17 03:3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89.608" calcext:value-type="float">
            <text:p>289.608</text:p>
          </table:table-cell>
          <table:table-cell office:value-type="float" office:value="0" calcext:value-type="float">
            <text:p>0</text:p>
          </table:table-cell>
          <table:table-cell office:value-type="float" office:value="289.608" calcext:value-type="float">
            <text:p>289.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13:17:07" calcext:value-type="date">
            <text:p>04/05/17 01:1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210.624" calcext:value-type="float">
            <text:p>210.624</text:p>
          </table:table-cell>
          <table:table-cell office:value-type="float" office:value="0" calcext:value-type="float">
            <text:p>0</text:p>
          </table:table-cell>
          <table:table-cell office:value-type="float" office:value="210.624" calcext:value-type="float">
            <text:p>210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4:30:10" calcext:value-type="date">
            <text:p>04/06/17 04:3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.328" calcext:value-type="float">
            <text:p>26.328</text:p>
          </table:table-cell>
          <table:table-cell office:value-type="float" office:value="0" calcext:value-type="float">
            <text:p>0</text:p>
          </table:table-cell>
          <table:table-cell office:value-type="float" office:value="26.328" calcext:value-type="float">
            <text:p>26.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8:35:48" calcext:value-type="date">
            <text:p>04/06/17 08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6T08:35:48" calcext:value-type="date">
            <text:p>04/06/17 08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T16:30:11" calcext:value-type="date">
            <text:p>04/01/17 04:30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0" calcext:value-type="float">
            <text:p>0</text:p>
          </table:table-cell>
          <table:table-cell office:value-type="float" office:value="184.296" calcext:value-type="float">
            <text:p>184.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9:38:36" calcext:value-type="date">
            <text:p>04/04/17 09:3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22:02:58" calcext:value-type="date">
            <text:p>04/04/17 10:02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3T23:13:09" calcext:value-type="date">
            <text:p>04/03/17 11:13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23.788" calcext:value-type="float">
            <text:p>223.788</text:p>
          </table:table-cell>
          <table:table-cell office:value-type="float" office:value="0" calcext:value-type="float">
            <text:p>0</text:p>
          </table:table-cell>
          <table:table-cell office:value-type="float" office:value="223.788" calcext:value-type="float">
            <text:p>223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8:59:13" calcext:value-type="date">
            <text:p>04/05/17 08:59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236.952" calcext:value-type="float">
            <text:p>236.952</text:p>
          </table:table-cell>
          <table:table-cell office:value-type="float" office:value="0" calcext:value-type="float">
            <text:p>0</text:p>
          </table:table-cell>
          <table:table-cell office:value-type="float" office:value="236.952" calcext:value-type="float">
            <text:p>236.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3:01:12" calcext:value-type="date">
            <text:p>04/28/17 03:0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16:59:19" calcext:value-type="date">
            <text:p>04/26/17 04:5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81.756" calcext:value-type="float">
            <text:p>381.756</text:p>
          </table:table-cell>
          <table:table-cell office:value-type="float" office:value="0" calcext:value-type="float">
            <text:p>0</text:p>
          </table:table-cell>
          <table:table-cell office:value-type="float" office:value="381.756" calcext:value-type="float">
            <text:p>381.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5:05:35" calcext:value-type="date">
            <text:p>04/27/17 05:0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78.984" calcext:value-type="float">
            <text:p>78.984</text:p>
          </table:table-cell>
          <table:table-cell office:value-type="float" office:value="0" calcext:value-type="float">
            <text:p>0</text:p>
          </table:table-cell>
          <table:table-cell office:value-type="float" office:value="78.984" calcext:value-type="float">
            <text:p>78.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5:00:17" calcext:value-type="date">
            <text:p>04/28/17 05:00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5.82" calcext:value-type="float">
            <text:p>65.82</text:p>
          </table:table-cell>
          <table:table-cell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16:37:02" calcext:value-type="date">
            <text:p>04/28/17 04:3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16:37:02" calcext:value-type="date">
            <text:p>04/28/17 04:37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14:49:37" calcext:value-type="date">
            <text:p>04/29/17 02:4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14:49:37" calcext:value-type="date">
            <text:p>04/29/17 02:49 P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30T01:46:35" calcext:value-type="date">
            <text:p>04/30/17 01:4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3.28" calcext:value-type="float">
            <text:p>263.28</text:p>
          </table:table-cell>
          <table:table-cell office:value-type="float" office:value="0" calcext:value-type="float">
            <text:p>0</text:p>
          </table:table-cell>
          <table:table-cell office:value-type="float" office:value="263.28" calcext:value-type="float">
            <text:p>263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4:08:26" calcext:value-type="date">
            <text:p>04/27/17 04:0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0:35:01" calcext:value-type="date">
            <text:p>04/29/17 12:3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526.56" calcext:value-type="float">
            <text:p>526.56</text:p>
          </table:table-cell>
          <table:table-cell office:value-type="float" office:value="0" calcext:value-type="float">
            <text:p>0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5:06:21" calcext:value-type="date">
            <text:p>04/29/17 05:0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210.624" calcext:value-type="float">
            <text:p>210.624</text:p>
          </table:table-cell>
          <table:table-cell office:value-type="float" office:value="0" calcext:value-type="float">
            <text:p>0</text:p>
          </table:table-cell>
          <table:table-cell office:value-type="float" office:value="210.624" calcext:value-type="float">
            <text:p>210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18:45:47" calcext:value-type="date">
            <text:p>04/25/17 06:45 PM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00:34:26" calcext:value-type="date">
            <text:p>04/26/17 12:34 AM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247.25" calcext:value-type="float">
            <text:p>247.25</text:p>
          </table:table-cell>
          <table:table-cell office:value-type="float" office:value="0" calcext:value-type="float">
            <text:p>0</text:p>
          </table:table-cell>
          <table:table-cell office:value-type="float" office:value="247.25" calcext:value-type="float">
            <text:p>24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18:39:00" calcext:value-type="date">
            <text:p>04/25/17 06:39 PM</text:p>
          </table:table-cell>
          <table:table-cell office:value-type="float" office:value="23" calcext:value-type="float">
            <text:p>2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429.333" calcext:value-type="float">
            <text:p>429.333</text:p>
          </table:table-cell>
          <table:table-cell office:value-type="float" office:value="0" calcext:value-type="float">
            <text:p>0</text:p>
          </table:table-cell>
          <table:table-cell office:value-type="float" office:value="429.333" calcext:value-type="float">
            <text:p>429.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33:27" calcext:value-type="date">
            <text:p>04/17/17 06:33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33:41" calcext:value-type="date">
            <text:p>04/17/17 06:33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3333" calcext:value-type="float">
            <text:p>0.68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31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7T06:46:21" calcext:value-type="date">
            <text:p>04/17/17 06:46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73333" calcext:value-type="float">
            <text:p>2.7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T06:45:37" calcext:value-type="date">
            <text:p>04/24/17 06:45 A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8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T07:20:59" calcext:value-type="date">
            <text:p>04/25/17 07:20 AM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54:32" calcext:value-type="date">
            <text:p>04/13/17 06:54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6667" calcext:value-type="float">
            <text:p>1.3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923-817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T06:57:57" calcext:value-type="date">
            <text:p>04/13/17 06:57 AM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6667" calcext:value-type="float">
            <text:p>1.3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T13:56:08" calcext:value-type="date">
            <text:p>04/07/17 01:56 P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0:59" calcext:value-type="date">
            <text:p>04/08/17 08:30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12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29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1:39" calcext:value-type="date">
            <text:p>04/08/17 08:31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1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2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OS-T598-XX-SM01-0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8T08:33:30" calcext:value-type="date">
            <text:p>04/08/17 08:33 A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4T07:12:28" calcext:value-type="date">
            <text:p>04/04/17 07:12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7:41:08" calcext:value-type="date">
            <text:p>04/05/17 07:4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5T07:41:21" calcext:value-type="date">
            <text:p>04/05/17 07:4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425" calcext:value-type="float">
            <text:p>0.27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9T06:56:05" calcext:value-type="date">
            <text:p>04/19/17 06:56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0T07:20:32" calcext:value-type="date">
            <text:p>04/20/17 07:20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8667" calcext:value-type="float">
            <text:p>16.8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1T07:43:14" calcext:value-type="date">
            <text:p>04/21/17 07:43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7667" calcext:value-type="float">
            <text:p>46.7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2T08:28:35" calcext:value-type="date">
            <text:p>04/22/17 08:28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5667" calcext:value-type="float">
            <text:p>37.5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6:46:39" calcext:value-type="date">
            <text:p>04/27/17 06:46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1" calcext:value-type="float">
            <text:p>3.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7:48:09" calcext:value-type="date">
            <text:p>04/27/17 07:4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245" calcext:value-type="float">
            <text:p>9.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7T07:48:09" calcext:value-type="date">
            <text:p>04/27/17 07:48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3245" calcext:value-type="float">
            <text:p>9.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7:05:10" calcext:value-type="date">
            <text:p>04/28/17 07:05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8T07:21:09" calcext:value-type="date">
            <text:p>04/28/17 07:2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388" calcext:value-type="float">
            <text:p>4.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11:15" calcext:value-type="date">
            <text:p>04/29/17 07:1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11:25" calcext:value-type="date">
            <text:p>04/29/17 07:11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5" calcext:value-type="float">
            <text:p>0.5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1-341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9T07:53:54" calcext:value-type="date">
            <text:p>04/29/17 07:53 AM</text:p>
          </table:table-cell>
          <table:table-cell office:value-type="float" office:value="16.455" calcext:value-type="float">
            <text:p>16.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455" calcext:value-type="float">
            <text:p>1.6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6356-488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6T07:44:09" calcext:value-type="date">
            <text:p>04/26/17 07:44 AM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.9167" calcext:value-type="float">
            <text:p>24.916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([.F4:.F89])" office:value-type="float" office:value="48219" calcext:value-type="float">
            <text:p>48219</text:p>
          </table:table-cell>
          <table:table-cell table:formula="of:=SUM([.G4:.G89])" office:value-type="float" office:value="657" calcext:value-type="float">
            <text:p>657</text:p>
          </table:table-cell>
          <table:table-cell table:formula="of:=SUM([.H4:.H89])" office:value-type="float" office:value="48876" calcext:value-type="float">
            <text:p>48876</text:p>
          </table:table-cell>
          <table:table-cell table:style-name="ce2" table:formula="of:=SUM([.I4:.I89])" office:value-type="float" office:value="15815.832" calcext:value-type="float">
            <text:p>15,815.83</text:p>
          </table:table-cell>
          <table:table-cell table:style-name="ce2" table:formula="of:=SUM([.J4:.J89])" office:value-type="float" office:value="248.752553" calcext:value-type="float">
            <text:p>248.75</text:p>
          </table:table-cell>
          <table:table-cell table:style-name="ce2" table:formula="of:=SUM([.K4:.K89])" office:value-type="float" office:value="16064.584553" calcext:value-type="float">
            <text:p>16,064.5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table:formula="of:=[.I91]/60" office:value-type="float" office:value="263.5972" calcext:value-type="float">
            <text:p>263.60</text:p>
          </table:table-cell>
          <table:table-cell table:style-name="ce2" table:formula="of:=[.J91]/60" office:value-type="float" office:value="4.14587588333333" calcext:value-type="float">
            <text:p>4.15</text:p>
          </table:table-cell>
          <table:table-cell table:style-name="ce2" table:formula="of:=[.K91]/60" office:value-type="float" office:value="267.743075883333" calcext:value-type="float">
            <text:p>267.74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table:style-name="Default" office:value-type="string" calcext:value-type="string">
            <text:p><text:s/>date</text:p>
          </table:table-cell>
          <table:table-cell office:value-type="string" calcext:value-type="string">
            <text:p><text:s/>idusm</text:p>
          </table:table-cell>
          <table:table-cell office:value-type="string" calcext:value-type="string">
            <text:p><text:s/>stdsetuptime</text:p>
          </table:table-cell>
          <table:table-cell office:value-type="string" calcext:value-type="string">
            <text:p><text:s/>stdstart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1" calcext:value-type="date">
            <text:p>04/01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317-1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3" calcext:value-type="date">
            <text:p>04/03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07" calcext:value-type="date">
            <text:p>04/07/17 12:00 AM</text:p>
          </table:table-cell>
          <table:table-cell office:value-type="string" calcext:value-type="string">
            <text:p><text:s/>USM 2212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2" calcext:value-type="date">
            <text:p>04/12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3" calcext:value-type="date">
            <text:p>04/13/17 12:00 AM</text:p>
          </table:table-cell>
          <table:table-cell office:value-type="string" calcext:value-type="string">
            <text:p><text:s/>USM 21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18" calcext:value-type="date">
            <text:p>04/18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0" calcext:value-type="date">
            <text:p>04/20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1" calcext:value-type="date">
            <text:p>04/21/17 12:00 AM</text:p>
          </table:table-cell>
          <table:table-cell office:value-type="string" calcext:value-type="string">
            <text:p><text:s/>USM 206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19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0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5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4" calcext:value-type="date">
            <text:p>04/24/17 12:00 AM</text:p>
          </table:table-cell>
          <table:table-cell office:value-type="string" calcext:value-type="string">
            <text:p><text:s/>USM 2372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office:value-type="date" office:date-value="2017-04-25" calcext:value-type="date">
            <text:p>04/25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formula="of:=SUM ([.F97:.F109])" office:value-type="float" office:value="1140" calcext:value-type="float">
            <text:p>1140</text:p>
          </table:table-cell>
          <table:table-cell table:formula="of:=SUM ([.G97:.G109])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table:formula="of:=[.F111]/60" office:value-type="float" office:value="19" calcext:value-type="float">
            <text:p>19.00</text:p>
          </table:table-cell>
          <table:table-cell table:style-name="ce2" table:formula="of:=[.G111]/60" office:value-type="float" office:value="8" calcext:value-type="float">
            <text:p>8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/>
          <table:table-cell table:style-name="ce2" table:formula="of:=[.F112]+[.G112]" office:value-type="float" office:value="27" calcext:value-type="float">
            <text:p>27.00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om_prod_time:</text:p>
          </table:table-cell>
          <table:table-cell/>
          <table:table-cell table:style-name="ce2" table:formula="of:=[.G114]+[.K92]" office:value-type="float" office:value="294.743075883333" calcext:value-type="float">
            <text:p>294.74</text:p>
          </table:table-cell>
          <table:table-cell table:number-columns-repeated="4"/>
        </table:table-row>
      </table:table>
      <table:table table:name="Actual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itemid</text:p>
          </table:table-cell>
          <table:table-cell office:value-type="string" calcext:value-type="string">
            <text:p><text:s/>starttime</text:p>
          </table:table-cell>
          <table:table-cell office:value-type="string" calcext:value-type="string">
            <text:p><text:s/>endtime</text:p>
          </table:table-cell>
          <table:table-cell office:value-type="string" calcext:value-type="string">
            <text:p><text:s/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1-3411</text:p>
          </table:table-cell>
          <table:table-cell table:style-name="ce1" office:value-type="date" office:date-value="2017-04-01T07:00:51" calcext:value-type="date">
            <text:p>04/01/17 07:00 AM</text:p>
          </table:table-cell>
          <table:table-cell table:style-name="ce1" office:value-type="date" office:date-value="2017-04-06T20:30:00" calcext:value-type="date">
            <text:p>04/06/17 08:30 PM</text:p>
          </table:table-cell>
          <table:table-cell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OS-T598-XX-SM01-01</text:p>
          </table:table-cell>
          <table:table-cell table:style-name="ce1" office:value-type="date" office:date-value="2017-04-07T09:50:38" calcext:value-type="date">
            <text:p>04/07/17 09:50 AM</text:p>
          </table:table-cell>
          <table:table-cell table:style-name="ce1" office:value-type="date" office:date-value="2017-04-07T20:10:00" calcext:value-type="date">
            <text:p>04/07/17 08:10 PM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923-8172</text:p>
          </table:table-cell>
          <table:table-cell table:style-name="ce1" office:value-type="date" office:date-value="2017-04-12T13:00:24" calcext:value-type="date">
            <text:p>04/12/17 01:00 PM</text:p>
          </table:table-cell>
          <table:table-cell table:style-name="ce1" office:value-type="date" office:date-value="2017-04-13T08:00:00" calcext:value-type="date">
            <text:p>04/13/17 08:00 AM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923-8310</text:p>
          </table:table-cell>
          <table:table-cell table:style-name="ce1" office:value-type="date" office:date-value="2017-04-13T15:35:48" calcext:value-type="date">
            <text:p>04/13/17 03:35 PM</text:p>
          </table:table-cell>
          <table:table-cell table:style-name="ce1" office:value-type="date" office:date-value="2017-04-14T15:45:00" calcext:value-type="date">
            <text:p>04/14/17 03:45 PM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18" calcext:value-type="date">
            <text:p>04/18/17 12:00 AM</text:p>
          </table:table-cell>
          <table:table-cell table:style-name="ce1" office:value-type="date" office:date-value="2017-04-21T13:00:00" calcext:value-type="date">
            <text:p>04/21/17 01:00 PM</text:p>
          </table:table-cell>
          <table:table-cell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21T11:25:16" calcext:value-type="date">
            <text:p>04/21/17 11:25 AM</text:p>
          </table:table-cell>
          <table:table-cell table:style-name="ce1" office:value-type="date" office:date-value="2017-04-26T12:00:00" calcext:value-type="date">
            <text:p>04/26/17 12:00 PM</text:p>
          </table:table-cell>
          <table:table-cell office:value-type="float" office:value="7235" calcext:value-type="float">
            <text:p>72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8</text:p>
          </table:table-cell>
          <table:table-cell table:style-name="ce1" office:value-type="date" office:date-value="2017-04-22T01:00:57" calcext:value-type="date">
            <text:p>04/22/17 01:00 AM</text:p>
          </table:table-cell>
          <table:table-cell table:style-name="ce1" office:value-type="date" office:date-value="2017-04-24T09:00:00" calcext:value-type="date">
            <text:p>04/24/17 09:00 AM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6-4887</text:p>
          </table:table-cell>
          <table:table-cell table:style-name="ce1" office:value-type="date" office:date-value="2017-04-25T09:25:07" calcext:value-type="date">
            <text:p>04/25/17 09:25 AM</text:p>
          </table:table-cell>
          <table:table-cell table:style-name="ce1" office:value-type="date" office:date-value="2017-04-25T21:00:00" calcext:value-type="date">
            <text:p>04/25/17 09:00 PM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office:value-type="string" calcext:value-type="string">
            <text:p><text:s/>6351-3411</text:p>
          </table:table-cell>
          <table:table-cell table:style-name="ce1" office:value-type="date" office:date-value="2017-04-26T07:00:03" calcext:value-type="date">
            <text:p>04/26/17 07:00 AM</text:p>
          </table:table-cell>
          <table:table-cell table:style-name="ce1" office:value-type="date" office:date-value="2017-04-29T10:30:00" calcext:value-type="date">
            <text:p>04/29/17 10:30 AM</text:p>
          </table:table-cell>
          <table:table-cell office:value-type="float" office:value="4530" calcext:value-type="float">
            <text:p>453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4:.G12])" office:value-type="float" office:value="32140" calcext:value-type="float">
            <text:p>32,140.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[.G14]/60" office:value-type="float" office:value="535.666666666667" calcext:value-type="float">
            <text:p>535.6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workorder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<text:s/>idusm</text:p>
          </table:table-cell>
          <table:table-cell office:value-type="string" calcext:value-type="string">
            <text:p><text:s/>actsetuptime</text:p>
          </table:table-cell>
          <table:table-cell office:value-type="string" calcext:value-type="string">
            <text:p><text:s/>actstart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117-9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1" calcext:value-type="date">
            <text:p>04/01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317-17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3" calcext:value-type="date">
            <text:p>04/03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07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07" calcext:value-type="date">
            <text:p>04/07/17 12:00 AM</text:p>
          </table:table-cell>
          <table:table-cell office:value-type="string" calcext:value-type="string">
            <text:p><text:s/>USM 22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217-2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2" calcext:value-type="date">
            <text:p>04/12/17 12:00 AM</text:p>
          </table:table-cell>
          <table:table-cell office:value-type="string" calcext:value-type="string">
            <text:p><text:s/>USM 211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317-4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3" calcext:value-type="date">
            <text:p>04/13/17 12:00 AM</text:p>
          </table:table-cell>
          <table:table-cell office:value-type="string" calcext:value-type="string">
            <text:p><text:s/>USM 210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18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18" calcext:value-type="date">
            <text:p>04/18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017-6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0" calcext:value-type="date">
            <text:p>04/20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117-5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1" calcext:value-type="date">
            <text:p>04/21/17 12:00 AM</text:p>
          </table:table-cell>
          <table:table-cell office:value-type="string" calcext:value-type="string">
            <text:p><text:s/>USM 206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19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0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21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0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417-5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4" calcext:value-type="date">
            <text:p>04/24/17 12:00 AM</text:p>
          </table:table-cell>
          <table:table-cell office:value-type="string" calcext:value-type="string">
            <text:p><text:s/>USM 2372</text:p>
          </table:table-cell>
          <table:table-cell table:style-name="ce2" office:value-type="float" office:value="90" calcext:value-type="float">
            <text:p>90.0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42517-17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5" calcext:value-type="date">
            <text:p>04/25/17 12:00 AM</text:p>
          </table:table-cell>
          <table:table-cell office:value-type="string" calcext:value-type="string">
            <text:p><text:s/>USM 2372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formula="of:=SUM ([.F20:.F32])" office:value-type="float" office:value="1045" calcext:value-type="float">
            <text:p>1045</text:p>
          </table:table-cell>
          <table:table-cell table:formula="of:=SUM ([.G20:.G32])"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[.F34]/60" office:value-type="float" office:value="17.4166666666667" calcext:value-type="float">
            <text:p>17.42</text:p>
          </table:table-cell>
          <table:table-cell table:style-name="ce2" table:formula="of:=[.G34]/60" office:value-type="float" office:value="14.9166666666667" calcext:value-type="float">
            <text:p>14.92</text:p>
          </table:table-cell>
          <table:table-cell table:style-name="ce2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table:formula="of:=[.F35]+[.G35]" office:value-type="float" office:value="32.3333333333333" calcext:value-type="float">
            <text:p>32.33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ct_prod_time</text:p>
          </table:table-cell>
          <table:table-cell table:formula="of:=[.G37]+[.G16]" office:value-type="float" office:value="568" calcext:value-type="float">
            <text:p>568</text:p>
          </table:table-cell>
          <table:table-cell table:number-columns-repeated="2"/>
        </table:table-row>
      </table:table>
      <table:table table:name="Availability_los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idruntime</text:p>
          </table:table-cell>
          <table:table-cell office:value-type="string" calcext:value-type="string">
            <text:p><text:s/>idequipment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<text:s/>idparo</text:p>
          </table:table-cell>
          <table:table-cell office:value-type="string" calcext:value-type="string">
            <text:p><text:s/>tipoparo</text:p>
          </table:table-cell>
          <table:table-cell office:value-type="string" calcext:value-type="string">
            <text:p><text:s/>clasification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TOYO-95 350T</text:p>
          </table:table-cell>
          <table:table-cell table:style-name="ce1" office:value-type="date" office:date-value="2017-04-26T13:55:00" calcext:value-type="date">
            <text:p>04/26/17 01:55 PM</text:p>
          </table:table-cell>
          <table:table-cell office:value-type="string" calcext:value-type="string">
            <text:p><text:s/>PRIN</text:p>
          </table:table-cell>
          <table:table-cell office:value-type="string" calcext:value-type="string">
            <text:p><text:s/>Problema de Incompleto</text:p>
          </table:table-cell>
          <table:table-cell office:value-type="string" calcext:value-type="string">
            <text:p><text:s/>Calida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4:.G4])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  <table:table-cell table:style-name="ce2" table:formula="of:=[.G6]/60" office:value-type="float" office:value="1.73333333333333" calcext:value-type="float">
            <text:p>1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04:58.371612308</meta:creation-date>
    <dc:date>2018-05-28T22:43:47.034780096</dc:date>
    <meta:editing-duration>PT8M25S</meta:editing-duration>
    <meta:editing-cycles>2</meta:editing-cycles>
    <meta:generator>LibreOffice/5.1.6.2$Linux_X86_64 LibreOffice_project/10m0$Build-2</meta:generator>
    <meta:document-statistic meta:table-count="4" meta:cell-count="1476" meta:object-count="0"/>
  </office:meta>
</office:document-meta>
</file>